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ff8080" draw:fill-color="#ff00ff" draw:textarea-horizontal-align="justify" draw:textarea-vertical-align="middle" draw:auto-grow-height="false"/>
    </style:style>
    <style:style style:name="gr3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3.683cm" svg:x="8.747cm" svg:y="2.016cm">
          <text:p text:style-name="P1">Nick Tyler</text:p>
          <text:p text:style-name="P1">CE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3.556cm" svg:x="2.651cm" svg:y="7.35cm">
          <text:p text:style-name="P1">Android DE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556cm" svg:x="15.351cm" svg:y="7.604cm">
          <text:p text:style-name="P1">IOS DE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3.937cm" svg:x="15.351cm" svg:y="13.192cm">
          <text:p text:style-name="P1">Kevin Doherty</text:p>
          <text:p text:style-name="P1">Lead iOS </text:p>
          <text:p text:style-name="P1">Develop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4.064cm" svg:x="15.478cm" svg:y="19.669cm">
          <text:p text:style-name="P1">Zachary Webert</text:p>
          <text:p text:style-name="P1">IOS Develop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37cm" svg:y1="7.35cm" svg:x2="8.747cm" svg:y2="3.794cm">
          <text:p/>
        </draw:line>
        <draw:line draw:style-name="gr4" draw:text-style-name="P1" draw:layer="layout" svg:x1="17.764cm" svg:y1="7.477cm" svg:x2="14.208cm" svg:y2="3.794cm">
          <text:p/>
        </draw:line>
        <draw:line draw:style-name="gr4" draw:text-style-name="P1" draw:layer="layout" svg:x1="18.018cm" svg:y1="13.192cm" svg:x2="18.018cm" svg:y2="11.16cm">
          <text:p/>
        </draw:line>
        <draw:line draw:style-name="gr4" draw:text-style-name="P1" draw:layer="layout" svg:x1="17.891cm" svg:y1="19.669cm" svg:x2="17.891cm" svg:y2="17.129cm">
          <text:p/>
        </draw:line>
        <draw:custom-shape draw:style-name="gr5" draw:text-style-name="P1" draw:layer="layout" svg:width="4.826cm" svg:height="3.683cm" svg:x="8.874cm" svg:y="7.35cm">
          <text:p text:style-name="P1">UI/U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4.064cm" svg:x="8.747cm" svg:y="13.065cm">
          <text:p text:style-name="P1">Jon Polen</text:p>
          <text:p text:style-name="P1">User Experience</text:p>
          <text:p text:style-name="P1">Lead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87cm" svg:y1="12.938cm" svg:x2="11.287cm" svg:y2="11.033cm">
          <text:p/>
        </draw:line>
        <draw:custom-shape draw:style-name="gr5" draw:text-style-name="P1" draw:layer="layout" svg:width="4.953cm" svg:height="4.191cm" svg:x="8.62cm" svg:y="19.288cm">
          <text:p text:style-name="P1">Mike Chase</text:p>
          <text:p text:style-name="P1">Hype Man/</text:p>
          <text:p text:style-name="P1">SE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033cm" svg:y1="19.161cm" svg:x2="11.033cm" svg:y2="17.129cm">
          <text:p/>
        </draw:line>
        <draw:custom-shape draw:style-name="gr5" draw:text-style-name="P1" draw:layer="layout" svg:width="4.699cm" svg:height="4.191cm" svg:x="2.397cm" svg:y="19.288cm">
          <text:p text:style-name="P1">Chris Wise</text:p>
          <text:p text:style-name="P1">Color </text:p>
          <text:p text:style-name="P1">Extravagan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99cm" svg:y1="19.288cm" svg:x2="8.747cm" svg:y2="17.1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23:40:26.201096415</meta:creation-date>
    <dc:date>2015-02-02T23:58:13.124472511</dc:date>
    <meta:editing-duration>PT2M36S</meta:editing-duration>
    <meta:editing-cycles>1</meta:editing-cycles>
    <meta:generator>LibreOffice/4.2.7.2$Linux_X86_64 LibreOffice_project/420m0$Build-2</meta:generator>
    <meta:document-statistic meta:object-count="16"/>
  </office:meta>
</office:document-meta>
</file>